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1cm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71cm" svg:stroke-color="#000080" draw:marker-start-width="0.306cm" draw:marker-end-width="0.306cm" draw:fill="none" draw:textarea-horizontal-align="center" draw:textarea-vertical-align="middle" fo:padding-top="0.16cm" fo:padding-bottom="0.16cm" fo:padding-left="0.285cm" fo:padding-right="0.285cm"/>
    </style:style>
    <style:style style:name="gr5" style:family="graphic" style:parent-style-name="measure" style:list-style-name="L1">
      <style:graphic-properties svg:stroke-color="#c0c0c0" draw:textarea-horizontal-align="center" draw:textarea-vertical-align="middle"/>
    </style:style>
    <style:style style:name="gr6" style:family="graphic" style:parent-style-name="measure" style:list-style-name="L1">
      <style:graphic-properties svg:stroke-color="#c0c0c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31cm" svg:y1="14.55cm" svg:x2="20.32cm" svg:y2="14.605cm">
          <text:p/>
        </draw:line>
        <draw:line draw:style-name="gr1" draw:text-style-name="P1" draw:layer="layout" svg:x1="3.203cm" svg:y1="14.605cm" svg:x2="3.175cm" svg:y2="2.043cm">
          <text:p/>
        </draw:line>
        <draw:line draw:style-name="gr2" draw:text-style-name="P1" draw:layer="layout" svg:x1="4.445cm" svg:y1="12.065cm" svg:x2="18.415cm" svg:y2="8.89cm">
          <text:p/>
        </draw:line>
        <draw:frame draw:style-name="gr3" draw:layer="layout" svg:width="1.797cm" svg:height="0.962cm" svg:x="1.27cm" svg:y="1.905cm">
          <draw:text-box>
            <text:p>БВП</text:p>
          </draw:text-box>
        </draw:frame>
        <draw:frame draw:style-name="gr3" draw:layer="layout" svg:width="2.331cm" svg:height="0.962cm" svg:x="19.05cm" svg:y="14.605cm">
          <draw:text-box>
            <text:p>време</text:p>
          </draw:text-box>
        </draw:frame>
        <draw:frame draw:style-name="gr3" draw:text-style-name="P2" draw:layer="layout" svg:width="3.715cm" svg:height="2.471cm" svg:x="18.415cm" svg:y="7.62cm">
          <draw:text-box>
            <text:p text:style-name="P1"><text:span text:style-name="T1">дългосрочен</text:span></text:p>
            <text:p text:style-name="P1"><text:span text:style-name="T1">тренд на </text:span></text:p>
            <text:p text:style-name="P1"><text:span text:style-name="T1">икономическо</text:span></text:p>
            <text:p text:style-name="P1"><text:span text:style-name="T1">развитие</text:span></text:p>
          </draw:text-box>
        </draw:frame>
        <draw:path draw:style-name="gr4" draw:text-style-name="P1" draw:layer="layout" svg:width="13.244cm" svg:height="2.004cm" draw:transform="rotate (0.245044226979958) translate (4.44453349095516cm 11.4281344836486cm)" svg:viewBox="0 0 13245 2005" svg:d="m0 24332c553-65 2012 1526 3542 1540 594-16 1417-1265 2310-1386 60-8-80-3 0 0 993 42 1698 1386 2926 1387 791-45 1625-1351 2311-1386 1142-60 1780 1763 2156 1848">
          <text:p/>
        </draw:path>
        <draw:measure draw:style-name="gr5" draw:text-style-name="P3" draw:layer="measurelines" svg:x1="8.917cm" svg:y1="14.066cm" svg:x2="13.362cm" svg:y2="12.796cm">
          <text:p text:style-name="P3">хипотетичен</text:p>
          <text:p text:style-name="P3">стопански</text:p>
          <text:p text:style-name="P3">цикъл</text:p>
        </draw:measure>
        <draw:measure draw:style-name="gr6" draw:text-style-name="P3" draw:layer="layout" svg:x1="10.435cm" svg:y1="9.852cm" svg:x2="14.88cm" svg:y2="8.582cm">
          <text:p text:style-name="P3">хипотетичен</text:p>
          <text:p text:style-name="P3">стопански</text:p>
          <text:p text:style-name="P3">цикъл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1-23T09:42:02</meta:creation-date>
    <dc:date>2015-11-23T09:57:12</dc:date>
    <meta:editing-duration>PT00H15M24S</meta:editing-duration>
    <meta:editing-cycles>2</meta:editing-cycles>
    <meta:generator>OOoLight/1.1$Linux OpenOffice.org_project/110r1480$Build-110</meta:generator>
    <meta:document-statistic meta:object-count="9"/>
  </office:meta>
</office:document-meta>
</file>